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locityXmlBeansDB.createExportedKeyMap( SchemaTypeSystem s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locityXmlBeansDB.processProperty( String tableName , SchemaProperty property , Map exportedKey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locityXmlBeansDB.processProperties( String tableName , SchemaProperty [ ] properties , Map exportedKey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locityXmlBeansDB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elocityXmlBeansDB.setTemplate( String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XmlBeansDB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elocityXmlBeansDB.VelocityXmlBeansD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elocityXmlBeansDB.setSchema( String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XmlBeansDB.setOutput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